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328cm" fo:min-width="0.078cm" fo:padding-top="0.142cm" fo:padding-bottom="0.142cm" fo:padding-left="0.267cm" fo:padding-right="0.267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Arrow" draw:marker-end-width="0.352cm" draw:marker-end-center="false" draw:fill="solid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Arrow" draw:marker-end-width="0.352cm" draw:marker-end-center="false" draw:fill="solid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631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556cm" fo:min-width="0.277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556cm" fo:min-width="0.277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328cm" fo:min-width="0.078cm" fo:padding-top="0.142cm" fo:padding-bottom="0.142cm" fo:padding-left="0.267cm" fo:padding-right="0.267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328cm" fo:min-width="0.078cm" fo:padding-top="0.142cm" fo:padding-bottom="0.142cm" fo:padding-left="0.267cm" fo:padding-right="0.267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328cm" fo:min-width="0.078cm" fo:padding-top="0.142cm" fo:padding-bottom="0.142cm" fo:padding-left="0.267cm" fo:padding-right="0.267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328cm" fo:min-width="0.078cm" fo:padding-top="0.142cm" fo:padding-bottom="0.142cm" fo:padding-left="0.267cm" fo:padding-right="0.267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328cm" fo:min-width="0.078cm" fo:padding-top="0.142cm" fo:padding-bottom="0.142cm" fo:padding-left="0.267cm" fo:padding-right="0.267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556cm" fo:min-width="0.277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631cm" fo:min-width="0.277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556cm" fo:min-width="0.277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Arrow" draw:marker-end-width="0.352cm" draw:marker-end-center="false" draw:fill="solid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556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631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objectwithoutfill">
      <style:graphic-properties draw:marker-end="Arrow" draw:marker-end-width="0.3cm" draw:fill="solid" draw:textarea-vertical-align="middle"/>
    </style:style>
    <style:style style:name="gr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631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556cm" fo:min-width="0.277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556cm" fo:min-width="0.277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556cm" fo:min-width="0.277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556cm" fo:min-width="0.277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556cm" fo:min-width="0.277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6pt" fo:font-style="italic" fo:text-shadow="none" style:text-underline-style="none" fo:font-weight="normal" style:letter-kerning="true" style:font-name-asian="Microsoft YaHei" style:font-size-asian="16pt" style:font-style-asian="italic" style:font-weight-asian="normal" style:font-name-complex="Lucida 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6pt" fo:font-style="italic" fo:text-shadow="none" style:text-underline-style="none" fo:font-weight="normal" style:letter-kerning="true" style:font-name-asian="Microsoft YaHei" style:font-size-asian="16pt" style:font-style-asian="italic" style:font-weight-asian="normal" style:font-name-complex="Lucida 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Times New Roman" fo:font-size="18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Lucida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0.864cm" svg:height="0.864cm" svg:x="8.044cm" svg:y="6.067cm">
          <text:p text:style-name="P1"><text:span text:style-name="T1">v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971cm" svg:y1="4.706cm" svg:x2="8.782cm" svg:y2="6.193cm" draw:start-shape="id1" draw:start-glue-point="7" draw:end-shape="id2" draw:end-glue-point="11" svg:d="M9971 4706l-1189 1487" svg:viewBox="0 0 1190 1488">
          <text:p/>
        </draw:connector>
        <draw:connector draw:style-name="gr3" draw:text-style-name="P3" draw:layer="layout" draw:type="line" svg:x1="9.972cm" svg:y1="9.095cm" svg:x2="8.782cm" svg:y2="6.805cm" draw:start-shape="id3" draw:start-glue-point="5" draw:end-shape="id2" draw:end-glue-point="9" svg:d="M9972 9095l-1190-2290" svg:viewBox="0 0 1191 2291">
          <text:p/>
        </draw:connector>
        <draw:connector draw:style-name="gr4" draw:text-style-name="P3" draw:layer="layout" draw:type="line" svg:x1="13.022cm" svg:y1="8.195cm" svg:x2="10.583cm" svg:y2="4.706cm" draw:start-shape="id4" draw:start-glue-point="5" draw:end-shape="id1" draw:end-glue-point="9" svg:d="M13022 8195l-2439-3489" svg:viewBox="0 0 2440 3490">
          <text:p/>
        </draw:connector>
        <draw:connector draw:style-name="gr5" draw:text-style-name="P3" draw:layer="layout" draw:type="line" svg:x1="10.709cm" svg:y1="4.4cm" svg:x2="13.022cm" svg:y2="5.095cm" draw:start-shape="id1" draw:start-glue-point="10" draw:end-shape="id5" draw:end-glue-point="5" svg:d="M10709 4400l2313 695" svg:viewBox="0 0 2314 696">
          <text:p/>
        </draw:connector>
        <draw:frame draw:style-name="gr6" draw:text-style-name="P5" draw:layer="layout" svg:width="1.052cm" svg:height="0.881cm" svg:x="10.552cm" svg:y="5.618cm">
          <draw:text-box>
            <text:p text:style-name="P4"><text:span text:style-name="T3">–</text:span><text:span text:style-name="T3">5</text:span></text:p>
          </draw:text-box>
        </draw:frame>
        <draw:frame draw:style-name="gr7" draw:text-style-name="P5" draw:layer="layout" svg:width="0.777cm" svg:height="0.806cm" svg:x="8.75cm" svg:y="4.974cm">
          <draw:text-box>
            <text:p text:style-name="P4"><text:span text:style-name="T3">4</text:span></text:p>
          </draw:text-box>
        </draw:frame>
        <draw:frame draw:style-name="gr8" draw:text-style-name="P5" draw:layer="layout" svg:width="0.777cm" svg:height="0.806cm" svg:x="8.652cm" svg:y="7.39cm">
          <draw:text-box>
            <text:p text:style-name="P4"><text:span text:style-name="T3">5</text:span></text:p>
          </draw:text-box>
        </draw:frame>
        <draw:custom-shape draw:style-name="gr9" draw:text-style-name="P2" xml:id="id1" draw:id="id1" draw:layer="layout" svg:width="0.864cm" svg:height="0.864cm" svg:x="9.845cm" svg:y="3.968cm">
          <text:p text:style-name="P1"><text:span text:style-name="T1">v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5" draw:id="id5" draw:layer="layout" svg:width="0.864cm" svg:height="0.864cm" svg:x="12.896cm" svg:y="4.969cm">
          <text:p text:style-name="P1"><text:span text:style-name="T1">v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4" draw:id="id4" draw:layer="layout" svg:width="0.864cm" svg:height="0.864cm" svg:x="12.896cm" svg:y="8.069cm">
          <text:p text:style-name="P1"><text:span text:style-name="T1">v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3" draw:id="id3" draw:layer="layout" svg:width="0.864cm" svg:height="0.864cm" svg:x="9.846cm" svg:y="8.969cm">
          <text:p text:style-name="P1"><text:span text:style-name="T1">v</text:span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7" draw:id="id7" draw:layer="layout" svg:width="0.864cm" svg:height="0.864cm" svg:x="5.144cm" svg:y="6.118cm">
          <text:p text:style-name="P1"><text:span text:style-name="T1">v</text:span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5" draw:layer="layout" svg:width="0.777cm" svg:height="0.806cm" svg:x="11.28cm" svg:y="4.04cm">
          <draw:text-box>
            <text:p text:style-name="P4"><text:span text:style-name="T3">1</text:span></text:p>
          </draw:text-box>
        </draw:frame>
        <draw:connector draw:style-name="gr15" draw:text-style-name="P3" draw:layer="layout" draw:type="line" svg:x1="8.908cm" svg:y1="6.499cm" svg:x2="12.896cm" svg:y2="8.501cm" draw:start-shape="id2" draw:start-glue-point="10" draw:end-shape="id4" draw:end-glue-point="6" svg:d="M8908 6499l3988 2002" svg:viewBox="0 0 3989 2003">
          <text:p/>
        </draw:connector>
        <draw:frame draw:style-name="gr16" draw:text-style-name="P5" draw:layer="layout" svg:width="0.777cm" svg:height="0.881cm" svg:x="9.852cm" svg:y="7.119cm">
          <draw:text-box>
            <text:p text:style-name="P4"><text:span text:style-name="T3">3</text:span></text:p>
          </draw:text-box>
        </draw:frame>
        <draw:connector draw:style-name="gr17" draw:text-style-name="P3" draw:layer="layout" draw:type="line" svg:x1="13.328cm" svg:y1="5.833cm" svg:x2="13.328cm" svg:y2="8.069cm" draw:start-shape="id5" draw:start-glue-point="8" draw:end-shape="id4" draw:end-glue-point="4" svg:d="M13328 5833v2236" svg:viewBox="0 0 1 2237">
          <text:p/>
        </draw:connector>
        <draw:frame draw:style-name="gr18" draw:text-style-name="P5" draw:layer="layout" svg:width="0.777cm" svg:height="0.806cm" svg:x="13.181cm" svg:y="6.44cm">
          <draw:text-box>
            <text:p text:style-name="P4"><text:span text:style-name="T3">5</text:span></text:p>
          </draw:text-box>
        </draw:frame>
        <draw:connector draw:style-name="gr19" draw:text-style-name="P3" draw:layer="layout" draw:type="line" svg:x1="10.71cm" svg:y1="9.401cm" svg:x2="13.022cm" svg:y2="8.807cm" draw:start-shape="id3" draw:start-glue-point="10" draw:end-shape="id4" draw:end-glue-point="7" svg:d="M10710 9401l2312-594" svg:viewBox="0 0 2313 595">
          <text:p/>
        </draw:connector>
        <draw:frame draw:style-name="gr20" draw:text-style-name="P5" draw:layer="layout" svg:width="1.052cm" svg:height="0.806cm" svg:x="11.182cm" svg:y="8.44cm">
          <draw:text-box>
            <text:p text:style-name="P4"><text:span text:style-name="T3">10</text:span></text:p>
          </draw:text-box>
        </draw:frame>
        <draw:connector draw:style-name="gr21" draw:text-style-name="P3" draw:layer="layout" draw:type="line" svg:x1="13.022cm" svg:y1="5.707cm" svg:x2="10.584cm" svg:y2="9.095cm" draw:start-shape="id5" draw:start-glue-point="7" draw:end-shape="id3" draw:end-glue-point="11" svg:d="M13022 5707l-2438 3388" svg:viewBox="0 0 2439 3389">
          <text:p/>
        </draw:connector>
        <draw:frame draw:style-name="gr22" draw:text-style-name="P5" draw:layer="layout" svg:width="1.052cm" svg:height="0.881cm" svg:x="11.852cm" svg:y="5.619cm">
          <draw:text-box>
            <text:p text:style-name="P4"><text:span text:style-name="T3">–</text:span><text:span text:style-name="T3">4</text:span></text:p>
          </draw:text-box>
        </draw:frame>
        <draw:connector draw:style-name="gr23" draw:text-style-name="P6" xml:id="id6" draw:id="id6" draw:layer="layout" draw:type="curve" svg:x1="13.328cm" svg:y1="8.933cm" svg:x2="13.328cm" svg:y2="8.933cm" draw:start-shape="id4" draw:start-glue-point="8" draw:end-shape="id4" draw:end-glue-point="8" svg:d="M13328 8933z" svg:viewBox="0 0 1 1">
          <text:p/>
        </draw:connector>
        <draw:connector draw:style-name="gr23" draw:text-style-name="P6" draw:layer="layout" draw:type="curve" draw:line-skew="1.085cm" svg:x1="13.328cm" svg:y1="8.933cm" svg:x2="10.584cm" svg:y2="9.707cm" draw:start-shape="id6" draw:start-glue-point="0" draw:end-shape="id3" draw:end-glue-point="9" svg:d="M13328 8933c-322 0 1049 774-2744 774" svg:viewBox="0 0 2745 775">
          <text:p/>
        </draw:connector>
        <draw:frame draw:style-name="gr24" draw:text-style-name="P5" draw:layer="layout" svg:width="1.052cm" svg:height="0.881cm" svg:x="10.852cm" svg:y="9.519cm">
          <draw:text-box>
            <text:p text:style-name="P4"><text:span text:style-name="T3">–</text:span><text:span text:style-name="T3">8</text:span></text:p>
          </draw:text-box>
        </draw:frame>
        <draw:connector draw:style-name="gr23" draw:text-style-name="P6" draw:layer="layout" draw:type="line" svg:x1="6.008cm" svg:y1="6.55cm" svg:x2="8.044cm" svg:y2="6.499cm" draw:start-shape="id7" draw:start-glue-point="10" draw:end-shape="id2" draw:end-glue-point="6" svg:d="M6008 6550l2036-51" svg:viewBox="0 0 2037 52">
          <text:p/>
        </draw:connector>
        <draw:frame draw:style-name="gr25" draw:text-style-name="P5" draw:layer="layout" svg:width="0.777cm" svg:height="0.806cm" svg:x="6.851cm" svg:y="6.374cm">
          <draw:text-box>
            <text:p text:style-name="P4"><text:span text:style-name="T3">0</text:span></text:p>
          </draw:text-box>
        </draw:frame>
        <draw:connector draw:style-name="gr23" draw:text-style-name="P6" draw:layer="layout" draw:type="line" svg:x1="5.882cm" svg:y1="6.856cm" svg:x2="9.846cm" svg:y2="9.401cm" draw:start-shape="id7" draw:start-glue-point="9" draw:end-shape="id3" draw:end-glue-point="6" svg:d="M5882 6856l3964 2545" svg:viewBox="0 0 3965 2546">
          <text:p/>
        </draw:connector>
        <draw:frame draw:style-name="gr26" draw:text-style-name="P5" draw:layer="layout" svg:width="0.777cm" svg:height="0.806cm" svg:x="7.252cm" svg:y="7.874cm">
          <draw:text-box>
            <text:p text:style-name="P4"><text:span text:style-name="T3">0</text:span></text:p>
          </draw:text-box>
        </draw:frame>
        <draw:connector draw:style-name="gr23" draw:text-style-name="P6" draw:layer="layout" draw:type="line" svg:x1="5.882cm" svg:y1="6.244cm" svg:x2="9.845cm" svg:y2="4.4cm" draw:start-shape="id7" draw:start-glue-point="11" draw:end-shape="id1" draw:end-glue-point="6" svg:d="M5882 6244l3963-1844" svg:viewBox="0 0 3964 1845">
          <text:p/>
        </draw:connector>
        <draw:frame draw:style-name="gr27" draw:text-style-name="P5" draw:layer="layout" svg:width="0.777cm" svg:height="0.806cm" svg:x="6.953cm" svg:y="4.974cm">
          <draw:text-box>
            <text:p text:style-name="P4"><text:span text:style-name="T3">0</text:span></text:p>
          </draw:text-box>
        </draw:frame>
        <draw:connector draw:style-name="gr23" draw:text-style-name="P6" draw:layer="layout" draw:type="curve" draw:line-skew="-0.626cm" svg:x1="5.576cm" svg:y1="6.118cm" svg:x2="13.328cm" svg:y2="4.969cm" draw:start-shape="id7" draw:start-glue-point="4" draw:end-shape="id5" draw:end-glue-point="4" svg:d="M5576 6118c0-3439 7752-2865 7752-1149" svg:viewBox="0 0 7753 2515">
          <text:p/>
        </draw:connector>
        <draw:connector draw:style-name="gr23" draw:text-style-name="P6" draw:layer="layout" draw:type="curve" draw:line-skew="0.637cm" svg:x1="5.576cm" svg:y1="6.982cm" svg:x2="13.634cm" svg:y2="8.807cm" draw:start-shape="id7" draw:start-glue-point="8" draw:end-shape="id4" draw:end-glue-point="9" svg:d="M5576 6982c0 4660 8058 3748 8058 1825" svg:viewBox="0 0 8059 3394">
          <text:p/>
        </draw:connector>
        <draw:frame draw:style-name="gr28" draw:text-style-name="P5" draw:layer="layout" svg:width="0.777cm" svg:height="0.806cm" svg:x="7.354cm" svg:y="3.674cm">
          <draw:text-box>
            <text:p text:style-name="P4"><text:span text:style-name="T3">0</text:span></text:p>
          </draw:text-box>
        </draw:frame>
        <draw:frame draw:style-name="gr29" draw:text-style-name="P5" draw:layer="layout" svg:width="0.777cm" svg:height="0.806cm" svg:x="7.554cm" svg:y="9.474cm">
          <draw:text-box>
            <text:p text:style-name="P4"><text:span text:style-name="T3">0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1-11T00:39:49.090000000</meta:creation-date>
    <dc:date>2021-11-11T02:10:15.711000000</dc:date>
    <meta:editing-duration>PT21M57S</meta:editing-duration>
    <meta:editing-cycles>2</meta:editing-cycles>
    <meta:generator>LibreOffice/6.3.2.2$Windows_X86_64 LibreOffice_project/98b30e735bda24bc04ab42594c85f7fd8be07b9c</meta:generator>
    <meta:document-statistic meta:object-count="35"/>
  </office:meta>
</office:document-meta>
</file>